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ans Fallback1" svg:font-family="'Droid Sans Fallback'" style:font-pitch="variable"/>
    <style:font-face style:name="FreeSans1" svg:font-family="FreeSan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4986in" table:align="margins" style:writing-mode="lr-tb"/>
    </style:style>
    <style:style style:name="Table1.A" style:family="table-column">
      <style:table-column-properties style:column-width="1.875in" style:rel-column-width="18908*"/>
    </style:style>
    <style:style style:name="Table1.B" style:family="table-column">
      <style:table-column-properties style:column-width="2.4569in" style:rel-column-width="24776*"/>
    </style:style>
    <style:style style:name="Table1.C" style:family="table-column">
      <style:table-column-properties style:column-width="2.1667in" style:rel-column-width="21851*"/>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P1" style:family="paragraph" style:parent-style-name="Default_20_Style_20_2">
      <style:paragraph-properties fo:text-align="center" style:justify-single-word="false"/>
      <style:text-properties fo:language="en" fo:country="US"/>
    </style:style>
    <style:style style:name="P2" style:family="paragraph" style:parent-style-name="Header_20_left">
      <style:text-properties fo:language="en" fo:country="US"/>
    </style:style>
    <style:style style:name="P3" style:family="paragraph" style:parent-style-name="Header_20_left">
      <style:paragraph-properties fo:text-align="center" style:justify-single-word="false"/>
      <style:text-properties fo:language="en" fo:country="US"/>
    </style:style>
    <style:style style:name="P4" style:family="paragraph" style:parent-style-name="Header_20_left">
      <style:paragraph-properties fo:text-align="center" style:justify-single-word="false"/>
      <style:text-properties fo:language="en" fo:country="US" officeooo:rsid="000e81b1" officeooo:paragraph-rsid="000e81b1"/>
    </style:style>
    <style:style style:name="P5" style:family="paragraph" style:parent-style-name="Header_20_left">
      <style:paragraph-properties fo:text-align="end" style:justify-single-word="false"/>
      <style:text-properties fo:language="en" fo:country="US" officeooo:rsid="002e7c85" officeooo:paragraph-rsid="002e7c85"/>
    </style:style>
    <style:style style:name="P6" style:family="paragraph" style:parent-style-name="Header_20_left">
      <style:paragraph-properties fo:text-align="end" style:justify-single-word="false"/>
      <style:text-properties fo:language="en" fo:country="US" officeooo:rsid="016c4c2e" officeooo:paragraph-rsid="016c4c2e"/>
    </style:style>
    <style:style style:name="P7" style:family="paragraph" style:parent-style-name="Header_20_left">
      <style:paragraph-properties fo:text-align="end" style:justify-single-word="false"/>
      <style:text-properties fo:language="en" fo:country="US" officeooo:rsid="017e2230" officeooo:paragraph-rsid="017e2230"/>
    </style:style>
    <style:style style:name="P8" style:family="paragraph" style:parent-style-name="Default_20_Style_20_3">
      <style:paragraph-properties fo:text-align="center" style:justify-single-word="false"/>
      <style:text-properties fo:language="en" fo:country="US"/>
    </style:style>
    <style:style style:name="P9" style:family="paragraph" style:parent-style-name="Default_20_Style_20_3">
      <style:paragraph-properties fo:text-align="center" style:justify-single-word="false"/>
      <style:text-properties fo:language="en" fo:country="US" officeooo:rsid="000bc9ed" officeooo:paragraph-rsid="000bc9ed"/>
    </style:style>
    <style:style style:name="P10" style:family="paragraph" style:parent-style-name="Default_20_Style_20_3">
      <style:paragraph-properties fo:text-align="center" style:justify-single-word="false"/>
      <style:text-properties fo:language="en" fo:country="US" officeooo:rsid="0014f4ac" officeooo:paragraph-rsid="0014f4ac"/>
    </style:style>
    <style:style style:name="P11" style:family="paragraph" style:parent-style-name="Header">
      <style:text-properties fo:language="en" fo:country="US"/>
    </style:style>
    <style:style style:name="P12" style:family="paragraph" style:parent-style-name="A_20_PICTURE_20_STYLE">
      <style:text-properties fo:language="en" fo:country="US" officeooo:rsid="01a30292" officeooo:paragraph-rsid="01a30292"/>
    </style:style>
    <style:style style:name="P13" style:family="paragraph" style:parent-style-name="A_20_PICTURE_20_STYLE">
      <style:text-properties fo:language="en" fo:country="US" officeooo:rsid="01a41e9d" officeooo:paragraph-rsid="01a41e9d"/>
    </style:style>
    <style:style style:name="P14" style:family="paragraph" style:parent-style-name="A_20_PICTURE_20_STYLE">
      <style:text-properties fo:language="en" fo:country="US" officeooo:rsid="01a4a408" officeooo:paragraph-rsid="01a4a408"/>
    </style:style>
    <style:style style:name="P15" style:family="paragraph" style:parent-style-name="A_20_PICTURE_20_STYLE">
      <style:paragraph-properties fo:text-align="start" style:justify-single-word="false">
        <style:tab-stops>
          <style:tab-stop style:position="1.0047in"/>
          <style:tab-stop style:position="3.9339in"/>
        </style:tab-stops>
      </style:paragraph-properties>
      <style:text-properties fo:language="en" fo:country="US" officeooo:rsid="01a4a408" officeooo:paragraph-rsid="01a4a408"/>
    </style:style>
    <style:style style:name="P16" style:family="paragraph" style:parent-style-name="A_20_PICTURE_20_STYLE">
      <style:text-properties officeooo:rsid="01ae1459" officeooo:paragraph-rsid="01ae1459"/>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officeooo:paragraph-rsid="01af5ed6"/>
    </style:style>
    <style:style style:name="P19" style:family="paragraph" style:parent-style-name="Table_20_Contents">
      <style:paragraph-properties fo:text-align="center" style:justify-single-word="false"/>
      <style:text-properties officeooo:rsid="01af5ed6" officeooo:paragraph-rsid="01af5ed6"/>
    </style:style>
    <style:style style:name="P20" style:family="paragraph" style:parent-style-name="Table_20_Contents">
      <style:paragraph-properties fo:text-align="center" style:justify-single-word="false"/>
      <style:text-properties fo:font-weight="bold" officeooo:rsid="01af5ed6" officeooo:paragraph-rsid="01af5ed6" style:font-weight-asian="bold" style:font-weight-complex="bold"/>
    </style:style>
    <style:style style:name="P21" style:family="paragraph" style:parent-style-name="Table_20_Contents">
      <style:paragraph-properties fo:text-align="center" style:justify-single-word="false"/>
      <style:text-properties officeooo:rsid="01afd9ba" officeooo:paragraph-rsid="01afd9ba"/>
    </style:style>
    <style:style style:name="P22" style:family="paragraph" style:parent-style-name="Table_20_Contents">
      <style:paragraph-properties fo:margin-left="0in" fo:margin-right="0in" fo:text-align="center" style:justify-single-word="false" fo:text-indent="0in" style:auto-text-indent="false"/>
      <style:text-properties officeooo:rsid="01af5ed6" officeooo:paragraph-rsid="01af5ed6"/>
    </style:style>
    <style:style style:name="P23" style:family="paragraph" style:parent-style-name="A_20_MAIN_20_STYLE">
      <style:paragraph-properties fo:text-align="start" style:justify-single-word="false"/>
      <style:text-properties officeooo:rsid="01a8940d" officeooo:paragraph-rsid="01ad6df9"/>
    </style:style>
    <style:style style:name="P24" style:family="paragraph" style:parent-style-name="A_20_MAIN_20_STYLE">
      <style:paragraph-properties fo:text-align="start" style:justify-single-word="false"/>
      <style:text-properties officeooo:paragraph-rsid="01ad6df9"/>
    </style:style>
    <style:style style:name="P25" style:family="paragraph" style:parent-style-name="A_20_MAIN_20_STYLE">
      <style:paragraph-properties fo:text-align="start" style:justify-single-word="false"/>
      <style:text-properties officeooo:rsid="01ad6df9" officeooo:paragraph-rsid="01ad6df9"/>
    </style:style>
    <style:style style:name="P26" style:family="paragraph" style:parent-style-name="A_20_MAIN_20_STYLE">
      <style:text-properties officeooo:rsid="01ae1459" officeooo:paragraph-rsid="01ae1459"/>
    </style:style>
    <style:style style:name="P27" style:family="paragraph" style:parent-style-name="A_20_MAIN_20_STYLE">
      <style:text-properties officeooo:rsid="01afd9ba" officeooo:paragraph-rsid="01b23d85"/>
    </style:style>
    <style:style style:name="P28" style:family="paragraph" style:parent-style-name="A_20_MAIN_20_STYLE">
      <style:text-properties officeooo:rsid="01b23d85" officeooo:paragraph-rsid="01b23d85"/>
    </style:style>
    <style:style style:name="P29" style:family="paragraph" style:parent-style-name="A_20_MAIN_20_STYLE">
      <style:text-properties officeooo:rsid="01b2407c" officeooo:paragraph-rsid="01b2407c"/>
    </style:style>
    <style:style style:name="P30" style:family="paragraph" style:parent-style-name="A_20_MAIN_20_STYLE">
      <style:text-properties officeooo:rsid="01b34981" officeooo:paragraph-rsid="01b34981"/>
    </style:style>
    <style:style style:name="P31" style:family="paragraph" style:parent-style-name="A_20_MAIN_20_STYLE">
      <style:text-properties officeooo:rsid="01b51b6f" officeooo:paragraph-rsid="01b51b6f"/>
    </style:style>
    <style:style style:name="P32" style:family="paragraph" style:parent-style-name="A_20_MAIN_20_STYLE">
      <style:text-properties officeooo:rsid="01b5838e" officeooo:paragraph-rsid="01b5838e"/>
    </style:style>
    <style:style style:name="P33" style:family="paragraph" style:parent-style-name="A_20_MAIN_20_STYLE">
      <style:text-properties officeooo:rsid="01b73d8c" officeooo:paragraph-rsid="01b73d8c"/>
    </style:style>
    <style:style style:name="P34" style:family="paragraph" style:parent-style-name="A_20_MAIN_20_STYLE">
      <style:text-properties officeooo:rsid="01b8f3ee" officeooo:paragraph-rsid="01b8f3ee"/>
    </style:style>
    <style:style style:name="P35" style:family="paragraph" style:parent-style-name="A_20_HEADING">
      <style:paragraph-properties fo:break-before="page"/>
    </style:style>
    <style:style style:name="P36" style:family="paragraph" style:parent-style-name="A_20_HEADING">
      <style:paragraph-properties fo:break-before="page"/>
      <style:text-properties officeooo:rsid="01ae1459" officeooo:paragraph-rsid="01ae1459"/>
    </style:style>
    <style:style style:name="P37" style:family="paragraph" style:parent-style-name="A_20_HEADING">
      <style:paragraph-properties fo:break-before="page"/>
      <style:text-properties officeooo:rsid="01b57c0e" officeooo:paragraph-rsid="01b57c0e"/>
    </style:style>
    <style:style style:name="P38" style:family="paragraph" style:parent-style-name="A_20_HEADING">
      <style:paragraph-properties fo:break-before="page"/>
      <style:text-properties officeooo:rsid="01b8f3ee" officeooo:paragraph-rsid="01b8f3ee"/>
    </style:style>
    <style:style style:name="P39" style:family="paragraph" style:parent-style-name="A_20_MAIN_20_STYLE" style:list-style-name="L1">
      <style:paragraph-properties fo:text-align="start" style:justify-single-word="false"/>
      <style:text-properties officeooo:rsid="01ad6df9" officeooo:paragraph-rsid="01ad6df9"/>
    </style:style>
    <style:style style:name="P40" style:family="paragraph" style:parent-style-name="A_20_MAIN_20_STYLE" style:list-style-name="L2">
      <style:text-properties officeooo:paragraph-rsid="01b23d85"/>
    </style:style>
    <style:style style:name="P41" style:family="paragraph" style:parent-style-name="A_20_MAIN_20_STYLE" style:list-style-name="L2">
      <style:text-properties style:text-position="0% 100%" officeooo:rsid="01b23d85" officeooo:paragraph-rsid="01b23d85"/>
    </style:style>
    <style:style style:name="P42" style:family="paragraph" style:parent-style-name="A_20_MAIN_20_STYLE" style:list-style-name="L3">
      <style:text-properties style:text-position="0% 100%" officeooo:rsid="01b23d85" officeooo:paragraph-rsid="01b23d85"/>
    </style:style>
    <style:style style:name="P43" style:family="paragraph" style:parent-style-name="A_20_MAIN_20_STYLE" style:list-style-name="L4">
      <style:text-properties officeooo:rsid="01b5838e" officeooo:paragraph-rsid="01b5838e"/>
    </style:style>
    <style:style style:name="P44" style:family="paragraph" style:parent-style-name="A_20_MAIN_20_STYLE" style:list-style-name="L5">
      <style:text-properties officeooo:rsid="01b8f3ee" officeooo:paragraph-rsid="01b8f3ee"/>
    </style:style>
    <style:style style:name="P45" style:family="paragraph" style:parent-style-name="A_20_PICTURE_20_STYLE" style:master-page-name="A_20_MAIN_20_PAGE_20_STYLE_20_01">
      <style:paragraph-properties style:page-number="auto"/>
      <style:text-properties fo:language="en" fo:country="US" officeooo:rsid="01a30292" officeooo:paragraph-rsid="01a30292"/>
    </style:style>
    <style:style style:name="T1" style:family="text">
      <style:text-properties officeooo:rsid="016c4c2e"/>
    </style:style>
    <style:style style:name="T2" style:family="text">
      <style:text-properties style:text-position="0% 100%"/>
    </style:style>
    <style:style style:name="T3" style:family="text">
      <style:text-properties style:text-position="0% 100%" officeooo:rsid="01af5ed6"/>
    </style:style>
    <style:style style:name="T4" style:family="text">
      <style:text-properties style:text-position="0% 100%" officeooo:rsid="01b23d85"/>
    </style:style>
    <style:style style:name="T5" style:family="text">
      <style:text-properties style:text-position="0% 100%" officeooo:rsid="01afd9ba"/>
    </style:style>
    <style:style style:name="T6" style:family="text">
      <style:text-properties style:text-position="0% 100%" officeooo:rsid="01ae1459"/>
    </style:style>
    <style:style style:name="T7" style:family="text">
      <style:text-properties style:text-position="0% 100%" officeooo:rsid="01b3bcd7"/>
    </style:style>
    <style:style style:name="T8" style:family="text">
      <style:text-properties style:text-position="0% 100%" officeooo:rsid="01b57c0e"/>
    </style:style>
    <style:style style:name="T9" style:family="text">
      <style:text-properties style:text-position="0% 100%" officeooo:rsid="01bf76f9"/>
    </style:style>
    <style:style style:name="T10" style:family="text">
      <style:text-properties officeooo:rsid="01a41e9d"/>
    </style:style>
    <style:style style:name="T11" style:family="text">
      <style:text-properties officeooo:rsid="01a4a408"/>
    </style:style>
    <style:style style:name="T12" style:family="text">
      <style:text-properties officeooo:rsid="01a4ed24"/>
    </style:style>
    <style:style style:name="T13" style:family="text">
      <style:text-properties officeooo:rsid="01aa4706"/>
    </style:style>
    <style:style style:name="T14" style:family="text">
      <style:text-properties officeooo:rsid="01ac729a"/>
    </style:style>
    <style:style style:name="T15" style:family="text">
      <style:text-properties officeooo:rsid="01af5ed6"/>
    </style:style>
    <style:style style:name="T16" style:family="text">
      <style:text-properties style:text-position="super 58%"/>
    </style:style>
    <style:style style:name="T17" style:family="text">
      <style:text-properties style:text-position="super 58%" officeooo:rsid="01af5ed6"/>
    </style:style>
    <style:style style:name="T18" style:family="text">
      <style:text-properties officeooo:rsid="01afd9ba"/>
    </style:style>
    <style:style style:name="T19" style:family="text">
      <style:text-properties officeooo:rsid="01b57c0e"/>
    </style:style>
    <style:style style:name="T20" style:family="text">
      <style:text-properties officeooo:rsid="01b5838e"/>
    </style:style>
    <style:style style:name="T21" style:family="text">
      <style:text-properties officeooo:rsid="01baaff8"/>
    </style:style>
    <style:style style:name="T22" style:family="text">
      <style:text-properties officeooo:rsid="01be12b3"/>
    </style:style>
    <style:style style:name="T23" style:family="text">
      <style:text-properties officeooo:rsid="01c0dafc"/>
    </style:style>
    <style:style style:name="T24" style:family="text">
      <style:text-properties officeooo:rsid="01c141d0"/>
    </style:style>
    <style:style style:name="T25" style:family="text">
      <style:text-properties officeooo:rsid="01c2f365"/>
    </style:style>
    <style:style style:name="T26" style:family="text">
      <style:text-properties officeooo:rsid="01c35cd8"/>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12"/>
      <text:p text:style-name="P12"/>
      <text:p text:style-name="P12"/>
      <text:p text:style-name="P12"/>
      <text:p text:style-name="P12"/>
      <text:p text:style-name="P12"/>
      <text:p text:style-name="P12"/>
      <text:p text:style-name="P12"/>
      <text:p text:style-name="P12"/>
      <text:p text:style-name="P12"/>
      <text:p text:style-name="P12">International <text:span text:style-name="T10">project proposal</text:span></text:p>
      <text:p text:style-name="P12"/>
      <text:p text:style-name="P13">«Air <text:span text:style-name="T11">Pollution Monitoring System»</text:span></text:p>
      <text:p text:style-name="P14">Denys Romaniuk</text:p>
      <text:p text:style-name="P14"/>
      <text:p text:style-name="P15"><text:tab/>E-mail:<text:tab/><text:a xlink:type="simple" xlink:href="mailto:den.9896@gmail.com" text:style-name="Internet_20_link" text:visited-style-name="Visited_20_Internet_20_Link">den.9896@gmail.com</text:a></text:p>
      <text:p text:style-name="P15"><text:tab/><text:span text:style-name="T12">Student </text:span>R-number:<text:tab/>r0793614</text:p>
      <text:p text:style-name="P35">1 Introduction</text:p>
      <text:p text:style-name="P23"/>
      <text:p text:style-name="P23"><text:span text:style-name="T13">Particulate matter (PM) (also can be called aerosol) is a microscopic and solid matter suspended in the atmosphere. Particular interest presents the types of PM that can be inhaled. It usually consists of coarse particles with a diameter between 2.5 and 10 micrometers (μm) (PM10) and fine particles with a diameter of 2.5 μm or less (PM2.5). PM2.5 consists of ultrafine particles and soot but such classification is irrelevant when reviewing PM impact on the general population’s health since PM2.5 appears to be one of the most dangerous forms of air pollution. It may cause cancer and other respiratory related diseases. Hence, levels of PM10 and PM2.5 must be monitored to alert the population about hazardous levels of air pollution. From PM10 and PM2.5 concentration, an a</text:span>ir pol<text:span text:style-name="T14">l</text:span>ution <text:span text:style-name="T14">level is computed. To measure those values agencies around Europe install expensive high-end units that gather meteorological data and air pollution levels. Using gathered data it is possible to issue air pollution alerts in large areas. Increasing the number of these meteorological units would provide useful data, that could tell the specific source of air pollution. But considering the price, this is not feasible.</text:span></text:p>
      <text:p text:style-name="P25">The main idea of this project is to create a system to monitor air pollution levels. Such <text:span text:style-name="T21">a </text:span>system would consist of two main parts:</text:p>
      <text:list xml:id="list2265767261" text:style-name="L1">
        <text:list-item>
          <text:p text:style-name="P39">a cluster of cheap air-pollution sensors installed around large territory;</text:p>
        </text:list-item>
        <text:list-item>
          <text:p text:style-name="P39">cloud-based software that would store the data from sensors, present it in a user-friendly way and derive alerts/predictions based upon it.</text:p>
        </text:list-item>
      </text:list>
      <text:p text:style-name="P24"/>
      <text:p text:style-name="P36">2 Air <text:span text:style-name="T19">P</text:span>ollution <text:span text:style-name="T19">S</text:span>ensor</text:p>
      <text:p text:style-name="A_20_MAIN_20_STYLE"/>
      <text:p text:style-name="P26">There is no need <text:span text:style-name="T22">for</text:span> extremely precise data to determine the fact or the source of air pollution with PM. A large <text:span text:style-name="T22">number</text:span> of cheap PM sensors would be sufficient. A sensor PMS7003 from Chinese vendor PLANTOWER is taken into consideration. It is cheap and provides good accuracy of PM10 and PM2.5 concentration values. Some technical parameters of the dust sensor are show<text:span text:style-name="T18">n</text:span> in table 1.</text:p>
      <text:p text:style-name="P26"/>
      <text:p text:style-name="P16">Table 1 – PLANTOWER PMS7003 Technical Parameters</text:p>
      <table:table table:name="Table1" table:style-name="Table1">
        <table:table-column table:style-name="Table1.A"/>
        <table:table-column table:style-name="Table1.B"/>
        <table:table-column table:style-name="Table1.C"/>
        <table:table-row>
          <table:table-cell table:style-name="Table1.A1" office:value-type="string">
            <text:p text:style-name="P20">Parameter</text:p>
          </table:table-cell>
          <table:table-cell table:style-name="Table1.A1" office:value-type="string">
            <text:p text:style-name="P20">Value</text:p>
          </table:table-cell>
          <table:table-cell table:style-name="Table1.C1" office:value-type="string">
            <text:p text:style-name="P20">Unit</text:p>
          </table:table-cell>
        </table:table-row>
        <table:table-row>
          <table:table-cell table:style-name="Table1.A2" office:value-type="string">
            <text:p text:style-name="P19">PM Diameter</text:p>
          </table:table-cell>
          <table:table-cell table:style-name="Table1.A2" office:value-type="string">
            <text:p text:style-name="P19">0.3 – 1.0; 1.0 – 2.5; 2.5 – 10</text:p>
          </table:table-cell>
          <table:table-cell table:style-name="Table1.C2" office:value-type="string">
            <text:p text:style-name="P22">μm</text:p>
          </table:table-cell>
        </table:table-row>
        <table:table-row>
          <table:table-cell table:style-name="Table1.A2" office:value-type="string">
            <text:p text:style-name="P19">Effective Range</text:p>
          </table:table-cell>
          <table:table-cell table:style-name="Table1.A2" office:value-type="string">
            <text:p text:style-name="P19">0 – 500</text:p>
          </table:table-cell>
          <table:table-cell table:style-name="Table1.C2" office:value-type="string">
            <text:p text:style-name="P19">μg/m<text:span text:style-name="T16">3</text:span></text:p>
          </table:table-cell>
        </table:table-row>
        <table:table-row>
          <table:table-cell table:style-name="Table1.A2" office:value-type="string">
            <text:p text:style-name="P19">Maximum consistency error</text:p>
          </table:table-cell>
          <table:table-cell table:style-name="Table1.A2" office:value-type="string">
            <text:p text:style-name="P18">±10 % @ 10<text:span text:style-name="T15">0 – </text:span>500 μg/m³</text:p>
            <text:p text:style-name="P18">±10 μg/m³ @ 0 <text:span text:style-name="T15">– </text:span>100 μg/m³</text:p>
          </table:table-cell>
          <table:table-cell table:style-name="Table1.C2" office:value-type="string">
            <text:p text:style-name="P17"/>
          </table:table-cell>
        </table:table-row>
        <table:table-row>
          <table:table-cell table:style-name="Table1.A2" office:value-type="string">
            <text:p text:style-name="P19">Power supply voltage</text:p>
          </table:table-cell>
          <table:table-cell table:style-name="Table1.A2" office:value-type="string">
            <text:p text:style-name="P19">5</text:p>
          </table:table-cell>
          <table:table-cell table:style-name="Table1.C2" office:value-type="string">
            <text:p text:style-name="P19">V</text:p>
          </table:table-cell>
        </table:table-row>
        <table:table-row>
          <table:table-cell table:style-name="Table1.A2" office:value-type="string">
            <text:p text:style-name="P19">Interface Level (UART)</text:p>
          </table:table-cell>
          <table:table-cell table:style-name="Table1.A2" office:value-type="string">
            <text:p text:style-name="P19">3.3</text:p>
          </table:table-cell>
          <table:table-cell table:style-name="Table1.C2" office:value-type="string">
            <text:p text:style-name="P19">V</text:p>
          </table:table-cell>
        </table:table-row>
        <table:table-row>
          <table:table-cell table:style-name="Table1.A2" office:value-type="string">
            <text:p text:style-name="P19">Working Temperature Range</text:p>
          </table:table-cell>
          <table:table-cell table:style-name="Table1.A2" office:value-type="string">
            <text:p text:style-name="P19">-10 – +60</text:p>
          </table:table-cell>
          <table:table-cell table:style-name="Table1.C2" office:value-type="string">
            <text:p text:style-name="P19">°C</text:p>
          </table:table-cell>
        </table:table-row>
        <table:table-row>
          <table:table-cell table:style-name="Table1.A2" office:value-type="string">
            <text:p text:style-name="P19">Working Humidity Range</text:p>
          </table:table-cell>
          <table:table-cell table:style-name="Table1.A2" office:value-type="string">
            <text:p text:style-name="P19">0 – 99 %</text:p>
          </table:table-cell>
          <table:table-cell table:style-name="Table1.C2" office:value-type="string">
            <text:p text:style-name="P19"/>
          </table:table-cell>
        </table:table-row>
        <table:table-row>
          <table:table-cell table:style-name="Table1.A2" office:value-type="string">
            <text:p text:style-name="P19">MTTF</text:p>
          </table:table-cell>
          <table:table-cell table:style-name="Table1.A2" office:value-type="string">
            <text:p text:style-name="P19">≥ 3</text:p>
          </table:table-cell>
          <table:table-cell table:style-name="Table1.C2" office:value-type="string">
            <text:p text:style-name="P19">Year</text:p>
          </table:table-cell>
        </table:table-row>
        <table:table-row>
          <table:table-cell table:style-name="Table1.A2" office:value-type="string">
            <text:p text:style-name="P19">Physical Size</text:p>
          </table:table-cell>
          <table:table-cell table:style-name="Table1.A2" office:value-type="string">
            <text:p text:style-name="P19">48×37×12</text:p>
          </table:table-cell>
          <table:table-cell table:style-name="Table1.C2" office:value-type="string">
            <text:p text:style-name="P19">Millimeter</text:p>
          </table:table-cell>
        </table:table-row>
        <table:table-row>
          <table:table-cell table:style-name="Table1.A2" office:value-type="string">
            <text:p text:style-name="P21">Price Per Unit</text:p>
          </table:table-cell>
          <table:table-cell table:style-name="Table1.A2" office:value-type="string">
            <text:p text:style-name="P21">20</text:p>
          </table:table-cell>
          <table:table-cell table:style-name="Table1.C2" office:value-type="string">
            <text:p text:style-name="P21">USD</text:p>
          </table:table-cell>
        </table:table-row>
      </table:table>
      <text:p text:style-name="P16"/>
      <text:p text:style-name="P27">However, there are some drawbacks that require attention when using this sensor in particular:</text:p>
      <text:list xml:id="list1341509774" text:style-name="L2">
        <text:list-item>
          <text:p text:style-name="P40"><text:span text:style-name="T18">it cannot withstand prolonged exposure to air pollution levels higher than 300 μg/m</text:span><text:span text:style-name="T17">3</text:span><text:span text:style-name="T3">;</text:span></text:p>
        </text:list-item>
        <text:list-item>
          <text:p text:style-name="P41">it starts giving unreliable data when operating in high humidity;</text:p>
        </text:list-item>
        <text:list-item>
          <text:p text:style-name="P40"><text:span text:style-name="T4">consistency error depends on </text:span><text:span text:style-name="T9">the</text:span><text:span text:style-name="T4"> ambient temperature.</text:span></text:p>
        </text:list-item>
      </text:list>
      <text:p text:style-name="P28"><text:soft-page-break/><text:span text:style-name="T5">T</text:span><text:span text:style-name="T2">his means that the complete device will need supplementary sensors to determine if the PM concentration data </text:span><text:span text:style-name="T9">are</text:span><text:span text:style-name="T2"> reliable and decide when additional measures should be taken to protect the most expensive part of such </text:span><text:span text:style-name="T9">a</text:span><text:span text:style-name="T2"> device, </text:span><text:span text:style-name="T9">which</text:span><text:span text:style-name="T2"> is the </text:span><text:span text:style-name="T6">PMS7003 </text:span><text:span text:style-name="T2">sensor. The list of necessary supplementary sensors as follows:</text:span></text:p>
      <text:list xml:id="list1212359651" text:style-name="L3">
        <text:list-item>
          <text:p text:style-name="P42">temperature sensor;</text:p>
        </text:list-item>
        <text:list-item>
          <text:p text:style-name="P42">air humidity sensor;</text:p>
        </text:list-item>
        <text:list-item>
          <text:p text:style-name="P42">air pressure sensor.</text:p>
        </text:list-item>
      </text:list>
      <text:p text:style-name="P29"><text:span text:style-name="T2">The data from those sensors </text:span><text:span text:style-name="T9">are</text:span><text:span text:style-name="T2"> not only useful for enhanced air pollution level measurement but will also be collected by the cloud for later use in prediction algorithms.</text:span></text:p>
      <text:p text:style-name="P30"><text:span text:style-name="T2">For protection purposes, all the electrical parts have to be enclosed in a dust and moisture-proof case that feature</text:span><text:span text:style-name="T7">s</text:span><text:span text:style-name="T2"> an electrically controlled air damper to enable the airflow to the dust sensor itself.</text:span></text:p>
      <text:p text:style-name="P31"><text:span text:style-name="T2">To gather the data from all the sensors installed into the device a chip ESP8266 is chosen that features </text:span><text:span text:style-name="T9">a </text:span><text:span text:style-name="T2">Wi-Fi module. It can gather data from all the installed sensors, act upon that data and transmit </text:span><text:span text:style-name="T8">it over the Internet </text:span><text:span text:style-name="T2">to the cloud using a Wi-Fi.</text:span></text:p>
      <text:p text:style-name="P37">3 The Cloud</text:p>
      <text:p text:style-name="A_20_MAIN_20_STYLE"/>
      <text:p text:style-name="A_20_MAIN_20_STYLE">3.<text:span text:style-name="T20">1 Back-end</text:span></text:p>
      <text:p text:style-name="A_20_MAIN_20_STYLE"/>
      <text:p text:style-name="P32">The system requires an application programming interface that would be exposed to the cluster of air pollution sensors. It makes sense to make such API RESTful. Then it would have to feature several methods that would:</text:p>
      <text:list xml:id="list3785917337" text:style-name="L4">
        <text:list-item>
          <text:p text:style-name="P43">verify the authenticity of a device using its id and secret access token pair;</text:p>
        </text:list-item>
        <text:list-item>
          <text:p text:style-name="P43">store data from a device on the cloud;</text:p>
        </text:list-item>
        <text:list-item>
          <text:p text:style-name="P43">provide a device with additional weather data like wind speed for optimized protection of the dust sensor from extreme operating conditions.</text:p>
        </text:list-item>
      </text:list>
      <text:p text:style-name="P32"/>
      <text:p text:style-name="P32">Behind the curtains, an air pollution prediction algorithm may be implemented. The results of its operation may then be forwarded to a user interface.</text:p>
      <text:p text:style-name="P32"/>
      <text:p text:style-name="P32">3.2 Front-end</text:p>
      <text:p text:style-name="P32"/>
      <text:p text:style-name="P32">The data stored in the cloud shall be displayed on a web-page with <text:span text:style-name="T23">a </text:span>user-friendly interface. For instance, using colored overlays over a map of an area of interest.</text:p>
      <text:p text:style-name="P33">Amazon Web Services may be used to implement everything mentioned above.</text:p>
      <text:p text:style-name="P38">4 Implementation Priorities</text:p>
      <text:p text:style-name="A_20_MAIN_20_STYLE"/>
      <text:list xml:id="list1853285602" text:style-name="L5">
        <text:list-item>
          <text:p text:style-name="P44">A minimal working prototype of an air pollution sensor must be created. Protective casing for it may take some time to build and hence should be done later.</text:p>
        </text:list-item>
        <text:list-item>
          <text:p text:style-name="P44">RESTful API for the cluster of air pollution sensor<text:span text:style-name="T24">s</text:span>.</text:p>
        </text:list-item>
        <text:list-item>
          <text:p text:style-name="P44">Front-end to display data gather<text:span text:style-name="T25">ed</text:span> from sensors in a user-friendly way.</text:p>
        </text:list-item>
      </text:list>
      <text:p text:style-name="P34"/>
      <text:p text:style-name="P34">I<text:span text:style-name="T26">f</text:span> the time allows it would be nice to implement:</text:p>
      <text:list xml:id="list154332723964736" text:continue-numbering="true" text:style-name="L5">
        <text:list-item>
          <text:p text:style-name="P44">A protective casing for the device.</text:p>
        </text:list-item>
        <text:list-item>
          <text:p text:style-name="P44">An algorithm that would predict air pollution level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ans Fallback1" svg:font-family="'Droid Sans Fallback'" style:font-pitch="variable"/>
    <style:font-face style:name="FreeSans1" svg:font-family="FreeSan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Default_20_Style_20_1" style:class="text">
      <loext:graphic-properties draw:fill="none" draw:fill-color="#729fcf"/>
      <style:paragraph-properties fo:orphans="2" fo:widows="2" fo:hyphenation-ladder-count="no-limit" fo:background-color="transparent" style:writing-mode="lr-tb"/>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1" style:font-family-complex="FreeSans, 'Times New Roman'"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font-size-complex="10pt"/>
    </style:style>
    <style:style style:name="List" style:family="paragraph" style:parent-style-name="Text_20_body" style:class="list">
      <style:text-properties style:font-name-complex="FreeSans1" style:font-family-complex="FreeSans,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Times New Roman'" style:font-pitch-complex="variable"/>
    </style:style>
    <style:style style:name="Heading_20_1" style:display-name="Heading 1" style:family="paragraph" style:parent-style-name="Standard" style:next-style-name="Standard" style:default-outline-level="1" style:list-style-name="WW8Num2" style:class="text">
      <style:paragraph-properties fo:text-align="center" style:justify-single-word="false" fo:keep-with-next="always"/>
      <style:text-properties fo:color="#000000" fo:font-size="8pt" fo:font-weight="bold" style:font-size-asian="8pt" style:font-weight-asian="bold" style:font-size-complex="10pt"/>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Название_20_объекта" style:display-name="Название объекта"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Times New Roman'" style:font-pitch-complex="variable" style:font-size-complex="12pt" style:font-style-complex="italic"/>
    </style:style>
    <style:style style:name="Основной_20_текст_20_с_20_отступом_20_21" style:display-name="Основной текст с отступом 21" style:family="paragraph" style:parent-style-name="Standard">
      <style:paragraph-properties fo:margin-left="0.1965in" fo:margin-right="0in" fo:margin-top="0in" fo:margin-bottom="0.0835in" loext:contextual-spacing="false" fo:line-height="200%" fo:text-indent="0in" style:auto-text-indent="false"/>
    </style:style>
    <style:style style:name="Основной_20_текст_20_21" style:display-name="Основной текст 21" style:family="paragraph" style:parent-style-name="Standard">
      <style:paragraph-properties fo:margin-top="0in" fo:margin-bottom="0.0835in" loext:contextual-spacing="false" fo:line-height="200%"/>
    </style:style>
    <style:style style:name="Основной_20_текст_20_с_20_отступом_20_31" style:display-name="Основной текст с отступом 31" style:family="paragraph" style:parent-style-name="Standard">
      <style:paragraph-properties fo:margin-left="0.1965in" fo:margin-right="0in" fo:margin-top="0in" fo:margin-bottom="0.0835in" loext:contextual-spacing="false" fo:text-indent="0in" style:auto-text-indent="false"/>
      <style:text-properties fo:font-size="8pt" style:font-size-asian="8pt" style:font-size-complex="8pt"/>
    </style:style>
    <style:style style:name="Text_20_body_20_indent" style:display-name="Text body indent" style:family="paragraph" style:parent-style-name="Standard" style:class="text">
      <style:paragraph-properties fo:margin-left="0.1965in" fo:margin-right="0in" fo:margin-top="0in" fo:margin-bottom="0.0835in" loext:contextual-spacing="false" fo:text-indent="0in" style:auto-text-indent="false"/>
    </style:style>
    <style:style style:name="Header" style:family="paragraph" style:parent-style-name="Standard" style:class="extra">
      <style:paragraph-properties>
        <style:tab-stops>
          <style:tab-stop style:position="3.3465in" style:type="center"/>
          <style:tab-stop style:position="6.6937in" style:type="right"/>
        </style:tab-stops>
      </style:paragraph-properties>
    </style:style>
    <style:style style:name="Footer" style:family="paragraph" style:parent-style-name="Standard" style:class="extra">
      <style:paragraph-properties>
        <style:tab-stops>
          <style:tab-stop style:position="3.3465in" style:type="center"/>
          <style:tab-stop style:position="6.693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Основной_20_текст_20_2" style:display-name="Основной текст 2" style:family="paragraph" style:parent-style-name="Standard">
      <style:paragraph-properties fo:text-align="justify" style:justify-single-word="false"/>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Default_20_Style_20_1" style:display-name="Default Style 1" style:family="paragraph" style:parent-style-name="User_20_Index_20_2" style:next-style-name="Default_20_Style_20_2">
      <style:paragraph-properties fo:margin-left="0in" fo:margin-right="0in" fo:text-indent="0.4902in" style:auto-text-indent="false"/>
    </style:style>
    <style:style style:name="Default_20_Style_20_2" style:display-name="Default Style 2" style:family="paragraph" style:parent-style-name="Standard" style:next-style-name="Default_20_Style_20_3">
      <style:paragraph-properties fo:margin-left="0in" fo:margin-right="0in" fo:text-align="start" style:justify-single-word="false" fo:text-indent="0.4902in" style:auto-text-indent="false">
        <style:tab-stops>
          <style:tab-stop style:position="1in"/>
        </style:tab-stops>
      </style:paragraph-properties>
      <style:text-properties fo:font-size="14pt" style:font-size-asian="14pt" style:font-size-complex="14pt"/>
    </style:style>
    <style:style style:name="Header_20_left" style:display-name="Header left"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Default_20_Style_20_3" style:display-name="Default Style 3" style:family="paragraph" style:parent-style-name="Standard" style:next-style-name="Default_20_Style_20_4">
      <style:paragraph-properties fo:margin-left="0in" fo:margin-right="0in" fo:text-align="start" style:justify-single-word="false" fo:text-indent="0in" style:auto-text-indent="false">
        <style:tab-stops>
          <style:tab-stop style:position="1in"/>
        </style:tab-stops>
      </style:paragraph-properties>
      <style:text-properties fo:font-size="14pt" style:font-size-asian="14pt" style:font-size-complex="14pt"/>
    </style:style>
    <style:style style:name="Default_20_Style_20_4" style:display-name="Default Style 4" style:family="paragraph" style:parent-style-name="Header">
      <style:paragraph-properties fo:text-align="center" style:justify-single-word="false"/>
    </style:style>
    <style:style style:name="LAB_20_DEFAULT" style:display-name="LAB DEFAULT" style:family="paragraph" style:parent-style-name="Default_20_Style_20_2">
      <style:paragraph-properties fo:text-align="start" style:justify-single-word="false"/>
      <style:text-properties style:text-position="0% 100%" fo:font-size="14pt" style:font-size-asian="14pt" style:font-size-complex="14pt"/>
    </style:style>
    <style:style style:name="A_20_MAIN_20_STYLE" style:display-name="A MAIN STYLE" style:family="paragraph" style:master-page-name="">
      <loext:graphic-properties draw:fill="none" draw:fill-color="#729fcf"/>
      <style:paragraph-properties fo:margin-left="0in" fo:margin-right="0in" fo:line-height="150%" fo:text-align="justify" style:justify-single-word="false" fo:orphans="2" fo:widows="2" fo:text-indent="0.4902in" style:auto-text-indent="false" style:page-number="auto" fo:background-color="transparent" style:shadow="none">
        <style:tab-stops/>
      </style:paragraph-properties>
      <style:text-properties style:font-name="Times New Roman1" fo:font-family="'Times New Roman'" style:font-style-name="Regular" style:font-family-generic="roman" style:font-pitch="variable" fo:font-size="14pt" style:font-size-asian="14pt" style:font-size-complex="14pt"/>
    </style:style>
    <style:style style:name="A_20_PICTURE_20_STYLE" style:display-name="A PICTURE STYLE" style:family="paragraph" style:parent-style-name="A_20_MAIN_20_STYLE" style:master-page-name="">
      <style:paragraph-properties fo:margin-left="0in" fo:margin-right="0in" fo:text-align="center" style:justify-single-word="false" fo:text-indent="0in" style:auto-text-indent="false" style:page-number="auto"/>
      <style:text-properties officeooo:rsid="001b8ddd"/>
    </style:style>
    <style:style style:name="A_20_HEADING" style:display-name="A HEADING" style:family="paragraph" style:parent-style-name="A_20_PICTURE_20_STYLE">
      <style:text-properties fo:font-weight="bold"/>
    </style:style>
    <style:style style:name="A_20_HEADING_20_2" style:display-name="A HEADING 2" style:family="paragraph" style:parent-style-name="A_20_MAIN_20_STYLE">
      <style:text-properties fo:font-weight="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Основной_20_шрифт_20_абзаца" style:display-name="Основной шрифт абзаца" style:family="text"/>
    <style:style style:name="Основной_20_шрифт_20_абзаца1" style:display-name="Основной шрифт абзаца1" style:family="text"/>
    <style:style style:name="Основной_20_текст_20_с_20_отступом_20_Знак" style:display-name="Основной текст с отступом Знак" style:family="text">
      <style:text-properties fo:font-size="12pt" style:font-size-asian="12pt" style:font-size-complex="12pt"/>
    </style:style>
    <style:style style:name="Заголовок_20_2_20_Знак" style:display-name="Заголовок 2 Знак" style:family="text">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language-asian="zh" style:country-asian="CN"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Верхний_20_колонтитул_20_Знак" style:display-name="Верхний колонтитул Знак" style:family="text">
      <style:text-properties fo:font-size="12pt" style:font-size-asian="12pt" style:language-asian="zh" style:country-asian="CN" style:font-size-complex="12pt"/>
    </style:style>
    <style:style style:name="Нижний_20_колонтитул_20_Знак" style:display-name="Нижний колонтитул Знак" style:family="text">
      <style:text-properties fo:font-size="12pt" style:font-size-asian="12pt" style:language-asian="zh" style:country-asian="CN" style:font-size-complex="12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Default_20_Style_20_2">
      <style:paragraph-properties fo:text-align="center" style:justify-single-word="false"/>
      <style:text-properties fo:language="en" fo:country="US"/>
    </style:style>
    <style:style style:name="MP2" style:family="paragraph" style:parent-style-name="Header_20_left">
      <style:text-properties fo:language="en" fo:country="US"/>
    </style:style>
    <style:style style:name="MP3" style:family="paragraph" style:parent-style-name="Default_20_Style_20_3">
      <style:paragraph-properties fo:text-align="center" style:justify-single-word="false"/>
      <style:text-properties fo:language="en" fo:country="US"/>
    </style:style>
    <style:style style:name="MP4" style:family="paragraph" style:parent-style-name="Header_20_left">
      <style:paragraph-properties fo:text-align="center" style:justify-single-word="false"/>
      <style:text-properties fo:language="en" fo:country="US"/>
    </style:style>
    <style:style style:name="MP5" style:family="paragraph" style:parent-style-name="Default_20_Style_20_3">
      <style:paragraph-properties fo:text-align="center" style:justify-single-word="false"/>
      <style:text-properties fo:language="en" fo:country="US" officeooo:rsid="000bc9ed" officeooo:paragraph-rsid="000bc9ed"/>
    </style:style>
    <style:style style:name="MP6" style:family="paragraph" style:parent-style-name="Header_20_left">
      <style:paragraph-properties fo:text-align="center" style:justify-single-word="false"/>
      <style:text-properties fo:language="en" fo:country="US" officeooo:rsid="000e81b1" officeooo:paragraph-rsid="000e81b1"/>
    </style:style>
    <style:style style:name="MP7" style:family="paragraph" style:parent-style-name="Default_20_Style_20_3">
      <style:paragraph-properties fo:text-align="center" style:justify-single-word="false"/>
      <style:text-properties fo:language="en" fo:country="US" officeooo:rsid="0014f4ac" officeooo:paragraph-rsid="0014f4ac"/>
    </style:style>
    <style:style style:name="MP8" style:family="paragraph" style:parent-style-name="Header_20_left">
      <style:paragraph-properties fo:text-align="end" style:justify-single-word="false"/>
      <style:text-properties fo:language="en" fo:country="US" officeooo:rsid="002e7c85" officeooo:paragraph-rsid="002e7c85"/>
    </style:style>
    <style:style style:name="MP9" style:family="paragraph" style:parent-style-name="Header">
      <style:text-properties fo:language="en" fo:country="US"/>
    </style:style>
    <style:style style:name="MP10" style:family="paragraph" style:parent-style-name="Header_20_left">
      <style:paragraph-properties fo:text-align="end" style:justify-single-word="false"/>
      <style:text-properties fo:language="en" fo:country="US" officeooo:rsid="016c4c2e" officeooo:paragraph-rsid="016c4c2e"/>
    </style:style>
    <style:style style:name="MP11" style:family="paragraph" style:parent-style-name="Header_20_left">
      <style:paragraph-properties fo:text-align="end" style:justify-single-word="false"/>
      <style:text-properties fo:language="en" fo:country="US" officeooo:rsid="017e2230" officeooo:paragraph-rsid="017e2230"/>
    </style:style>
    <style:style style:name="MT1" style:family="text">
      <style:text-properties officeooo:rsid="016c4c2e"/>
    </style:style>
    <style:page-layout style:name="Mpm1">
      <style:page-layout-properties fo:page-width="8.2681in" fo:page-height="11.6929in" style:num-format="1" style:print-orientation="portrait" fo:margin-top="0.7492in" fo:margin-bottom="0.6244in" fo:margin-left="1.1811in" fo:margin-right="0.5902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1902in" fo:margin-left="0in" fo:margin-right="0in" fo:margin-bottom="0.1516in" style:dynamic-spacing="true"/>
      </style:header-style>
      <style:footer-style/>
    </style:page-layout>
    <style:page-layout style:name="Mpm2">
      <style:page-layout-properties fo:page-width="8.2681in" fo:page-height="11.6929in" style:num-format="1" style:print-orientation="portrait" fo:margin-top="0.7492in" fo:margin-bottom="0.6244in" fo:margin-left="1.1811in" fo:margin-right="0.5902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402in" style:distance-after-sep="0.0402in" style:line-style="solid" style:adjustment="left" style:rel-width="25%" style:color="#000000"/>
      </style:page-layout-properties>
      <style:header-style>
        <style:header-footer-properties fo:min-height="0.1902in" fo:margin-left="0in" fo:margin-right="0in" fo:margin-bottom="0.1516in" style:dynamic-spacing="true"/>
      </style:header-style>
      <style:footer-style/>
    </style:page-layout>
    <style:page-layout style:name="Mpm3">
      <style:page-layout-properties fo:page-width="8.2681in" fo:page-height="11.6929in" style:num-format="1" style:print-orientation="portrait" fo:margin-top="0.7492in" fo:margin-bottom="0.6244in" fo:margin-left="1.1811in" fo:margin-right="0.5902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1902in" fo:margin-left="0in" fo:margin-right="0in" fo:margin-bottom="0.15in" style:dynamic-spacing="true"/>
      </style:header-style>
      <style:footer-style/>
    </style:page-layout>
    <style:page-layout style:name="Mpm4">
      <style:page-layout-properties fo:page-width="8.2701in" fo:page-height="11.6902in" style:num-format="1" style:print-orientation="portrait" fo:margin-top="0.4902in" fo:margin-bottom="0.7902in" fo:margin-left="1.1811in" fo:margin-right="0.5902in" style:shadow="none"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3in" fo:margin-left="0in" fo:margin-right="0in" fo:margin-bottom="0.2598in" style:shadow="none" fo:background-color="transparent" style:dynamic-spacing="true" draw:fill="none" draw:fill-color="#729fcf"/>
      </style:header-style>
      <style:footer-style/>
    </style:page-layout>
    <style:page-layout style:name="Mpm5">
      <style:page-layout-properties fo:page-width="8.2701in" fo:page-height="11.6902in" style:num-format="1" style:print-orientation="portrait" fo:margin-top="0.4902in" fo:margin-bottom="0.7902in" fo:margin-left="1.1811in" fo:margin-right="0.5902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598in" style:shadow="none" fo:background-color="transparent" style:dynamic-spacing="true" draw:fill="none" draw:fill-color="#729fcf"/>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MP1">2</text:p>
      </style:header>
      <style:header-first>
        <text:p text:style-name="MP2"/>
      </style:header-first>
      <style:header-left>
        <text:p text:style-name="MP3">3</text:p>
      </style:header-left>
    </style:master-page>
    <style:master-page style:name="Convert_20_1" style:display-name="Convert 1" style:page-layout-name="Mpm1">
      <style:header>
        <text:p text:style-name="MP1">2</text:p>
      </style:header>
      <style:header-first>
        <text:p text:style-name="MP4">1</text:p>
      </style:header-first>
      <style:header-left>
        <text:p text:style-name="MP3">1</text:p>
      </style:header-left>
    </style:master-page>
    <style:master-page style:name="Convert_20_2" style:display-name="Convert 2" style:page-layout-name="Mpm1">
      <style:header>
        <text:p text:style-name="MP1">2</text:p>
      </style:header>
      <style:header-first>
        <text:p text:style-name="MP5">2</text:p>
      </style:header-first>
      <style:header-left>
        <text:p text:style-name="MP3">1</text:p>
      </style:header-left>
    </style:master-page>
    <style:master-page style:name="Convert_20_3" style:display-name="Convert 3" style:page-layout-name="Mpm1">
      <style:header>
        <text:p text:style-name="MP1">2</text:p>
      </style:header>
      <style:header-first>
        <text:p text:style-name="MP4">3</text:p>
      </style:header-first>
      <style:header-left>
        <text:p text:style-name="MP3">1</text:p>
      </style:header-left>
    </style:master-page>
    <style:master-page style:name="DS01" style:page-layout-name="Mpm2" style:next-style-name="DS02">
      <style:header>
        <text:p text:style-name="MP1">2</text:p>
      </style:header>
      <style:header-first>
        <text:p text:style-name="MP6">1</text:p>
      </style:header-first>
      <style:header-left>
        <text:p text:style-name="MP3">3</text:p>
      </style:header-left>
    </style:master-page>
    <style:master-page style:name="DS02" style:page-layout-name="Mpm1" style:next-style-name="DS03">
      <style:header>
        <text:p text:style-name="MP1">2</text:p>
      </style:header>
      <style:header-first>
        <text:p text:style-name="MP5">2</text:p>
      </style:header-first>
      <style:header-left>
        <text:p text:style-name="MP3">1</text:p>
      </style:header-left>
    </style:master-page>
    <style:master-page style:name="DS03" style:page-layout-name="Mpm1" style:next-style-name="DS04">
      <style:header>
        <text:p text:style-name="MP1">2</text:p>
      </style:header>
      <style:header-first>
        <text:p text:style-name="MP7">3</text:p>
      </style:header-first>
      <style:header-left>
        <text:p text:style-name="MP3">1</text:p>
      </style:header-left>
    </style:master-page>
    <style:master-page style:name="DS04" style:page-layout-name="Mpm3" style:next-style-name="DS05">
      <style:header>
        <text:p text:style-name="MP1">2</text:p>
      </style:header>
      <style:header-first>
        <text:p text:style-name="MP7">4</text:p>
      </style:header-first>
      <style:header-left>
        <text:p text:style-name="MP3">1</text:p>
      </style:header-left>
    </style:master-page>
    <style:master-page style:name="DS05" style:page-layout-name="Mpm1">
      <style:header>
        <text:p text:style-name="MP1">2</text:p>
      </style:header>
      <style:header-first>
        <text:p text:style-name="MP7">5</text:p>
      </style:header-first>
      <style:header-left>
        <text:p text:style-name="MP3">1</text:p>
      </style:header-left>
    </style:master-page>
    <style:master-page style:name="A_20_MAIN_20_PAGE_20_STYLE_20_01" style:display-name="A MAIN PAGE STYLE 01" style:page-layout-name="Mpm4" style:next-style-name="A_20_MAIN_20_PAGE_20_STYLE_20_02">
      <style:header>
        <text:p text:style-name="MP1">2</text:p>
      </style:header>
      <style:header-first>
        <text:p text:style-name="MP8"/>
      </style:header-first>
    </style:master-page>
    <style:master-page style:name="A_20_MAIN_20_PAGE_20_STYLE_20_02" style:display-name="A MAIN PAGE STYLE 02" style:page-layout-name="Mpm5" style:next-style-name="A_20_MAIN_20_PAGE_20_STYLE_20_03">
      <style:header>
        <text:p text:style-name="MP1">2</text:p>
      </style:header>
      <style:header-first>
        <text:p text:style-name="MP8">2</text:p>
      </style:header-first>
    </style:master-page>
    <style:master-page style:name="A_20_MAIN_20_PAGE_20_STYLE_20_03" style:display-name="A MAIN PAGE STYLE 03" style:page-layout-name="Mpm5" style:next-style-name="A_20_MAIN_20_PAGE_20_STYLE_20_04">
      <style:header>
        <text:p text:style-name="MP1">2</text:p>
      </style:header>
      <style:header-first>
        <text:p text:style-name="MP8">3</text:p>
      </style:header-first>
    </style:master-page>
    <style:master-page style:name="A_20_MAIN_20_PAGE_20_STYLE_20_04" style:display-name="A MAIN PAGE STYLE 04" style:page-layout-name="Mpm5" style:next-style-name="A_20_MAIN_20_PAGE_20_STYLE_20_05">
      <style:header>
        <text:p text:style-name="MP1">2</text:p>
      </style:header>
      <style:header-first>
        <text:p text:style-name="MP8">4</text:p>
      </style:header-first>
    </style:master-page>
    <style:master-page style:name="A_20_MAIN_20_PAGE_20_STYLE_20_05" style:display-name="A MAIN PAGE STYLE 05" style:page-layout-name="Mpm5" style:next-style-name="A_20_MAIN_20_PAGE_20_STYLE_20_06">
      <style:header>
        <text:p text:style-name="MP1">2</text:p>
      </style:header>
      <style:header-first>
        <text:p text:style-name="MP8">5</text:p>
      </style:header-first>
    </style:master-page>
    <style:master-page style:name="A_20_MAIN_20_PAGE_20_STYLE_20_06" style:display-name="A MAIN PAGE STYLE 06" style:page-layout-name="Mpm5" style:next-style-name="A_20_MAIN_20_PAGE_20_STYLE_20_07">
      <style:header>
        <text:p text:style-name="MP1">2</text:p>
      </style:header>
      <style:header-first>
        <text:p text:style-name="MP8">6</text:p>
      </style:header-first>
    </style:master-page>
    <style:master-page style:name="A_20_MAIN_20_PAGE_20_STYLE_20_07" style:display-name="A MAIN PAGE STYLE 07" style:page-layout-name="Mpm5" style:next-style-name="A_20_MAIN_20_PAGE_20_STYLE_20_08">
      <style:header>
        <text:p text:style-name="MP1">2</text:p>
      </style:header>
      <style:header-first>
        <text:p text:style-name="MP8">7</text:p>
      </style:header-first>
    </style:master-page>
    <style:master-page style:name="A_20_MAIN_20_PAGE_20_STYLE_20_08" style:display-name="A MAIN PAGE STYLE 08" style:page-layout-name="Mpm5" style:next-style-name="A_20_MAIN_20_PAGE_20_STYLE_20_09">
      <style:header>
        <text:p text:style-name="MP1">2</text:p>
      </style:header>
      <style:header-first>
        <text:p text:style-name="MP8">8</text:p>
      </style:header-first>
    </style:master-page>
    <style:master-page style:name="A_20_MAIN_20_PAGE_20_STYLE_20_09" style:display-name="A MAIN PAGE STYLE 09" style:page-layout-name="Mpm5" style:next-style-name="A_20_MAIN_20_PAGE_20_STYLE_20_10">
      <style:header>
        <text:p text:style-name="MP1">2</text:p>
      </style:header>
      <style:header-first>
        <text:p text:style-name="MP8">9</text:p>
      </style:header-first>
    </style:master-page>
    <style:master-page style:name="A_20_MAIN_20_PAGE_20_STYLE_20_10" style:display-name="A MAIN PAGE STYLE 10" style:page-layout-name="Mpm5" style:next-style-name="A_20_MAIN_20_PAGE_20_STYLE_20_11">
      <style:header>
        <text:p text:style-name="MP1">2</text:p>
      </style:header>
      <style:header-first>
        <text:p text:style-name="MP8">10</text:p>
      </style:header-first>
    </style:master-page>
    <style:master-page style:name="A_20_MAIN_20_PAGE_20_STYLE_20_11" style:display-name="A MAIN PAGE STYLE 11" style:page-layout-name="Mpm5" style:next-style-name="A_20_MAIN_20_PAGE_20_STYLE_20_12">
      <style:header>
        <text:p text:style-name="MP1">2</text:p>
      </style:header>
      <style:header-first>
        <text:p text:style-name="MP8">11</text:p>
      </style:header-first>
    </style:master-page>
    <style:master-page style:name="A_20_MAIN_20_PAGE_20_STYLE_20_12" style:display-name="A MAIN PAGE STYLE 12" style:page-layout-name="Mpm5" style:next-style-name="A_20_MAIN_20_PAGE_20_STYLE_20_13">
      <style:header>
        <text:p text:style-name="MP1">2</text:p>
      </style:header>
      <style:header-first>
        <text:p text:style-name="MP8">12</text:p>
      </style:header-first>
    </style:master-page>
    <style:master-page style:name="A_20_MAIN_20_PAGE_20_STYLE_20_13" style:display-name="A MAIN PAGE STYLE 13" style:page-layout-name="Mpm5" style:next-style-name="A_20_MAIN_20_PAGE_20_STYLE_20_14">
      <style:header>
        <text:p text:style-name="MP1">2</text:p>
      </style:header>
      <style:header-first>
        <text:p text:style-name="MP8">13</text:p>
      </style:header-first>
    </style:master-page>
    <style:master-page style:name="A_20_MAIN_20_PAGE_20_STYLE_20_14" style:display-name="A MAIN PAGE STYLE 14" style:page-layout-name="Mpm5" style:next-style-name="A_20_MAIN_20_PAGE_20_STYLE_20_15">
      <style:header>
        <text:p text:style-name="MP1">2</text:p>
      </style:header>
      <style:header-first>
        <text:p text:style-name="MP8">14</text:p>
      </style:header-first>
    </style:master-page>
    <style:master-page style:name="A_20_MAIN_20_PAGE_20_STYLE_20_15" style:display-name="A MAIN PAGE STYLE 15" style:page-layout-name="Mpm5" style:next-style-name="A_20_MAIN_20_PAGE_20_STYLE_20_16">
      <style:header>
        <text:p text:style-name="MP1">2</text:p>
      </style:header>
      <style:header-first>
        <text:p text:style-name="MP8">15</text:p>
      </style:header-first>
    </style:master-page>
    <style:master-page style:name="A_20_MAIN_20_PAGE_20_STYLE_20_16" style:display-name="A MAIN PAGE STYLE 16" style:page-layout-name="Mpm5" style:next-style-name="A_20_MAIN_20_PAGE_20_STYLE_20_17">
      <style:header>
        <text:p text:style-name="MP1">2</text:p>
      </style:header>
      <style:header-first>
        <text:p text:style-name="MP8">16</text:p>
      </style:header-first>
    </style:master-page>
    <style:master-page style:name="A_20_MAIN_20_PAGE_20_STYLE_20_17" style:display-name="A MAIN PAGE STYLE 17" style:page-layout-name="Mpm5" style:next-style-name="A_20_MAIN_20_PAGE_20_STYLE_20_18">
      <style:header>
        <text:p text:style-name="MP1">2</text:p>
      </style:header>
      <style:header-first>
        <text:p text:style-name="MP8">17</text:p>
      </style:header-first>
    </style:master-page>
    <style:master-page style:name="A_20_MAIN_20_PAGE_20_STYLE_20_18" style:display-name="A MAIN PAGE STYLE 18" style:page-layout-name="Mpm5" style:next-style-name="A_20_MAIN_20_PAGE_20_STYLE_20_19">
      <style:header>
        <text:p text:style-name="MP1">2</text:p>
      </style:header>
      <style:header-first>
        <text:p text:style-name="MP8">18</text:p>
      </style:header-first>
    </style:master-page>
    <style:master-page style:name="A_20_MAIN_20_PAGE_20_STYLE_20_19" style:display-name="A MAIN PAGE STYLE 19" style:page-layout-name="Mpm5" style:next-style-name="A_20_MAIN_20_PAGE_20_STYLE_20_20">
      <style:header>
        <text:p text:style-name="MP1">2</text:p>
      </style:header>
      <style:header-first>
        <text:p text:style-name="MP8">19</text:p>
      </style:header-first>
    </style:master-page>
    <style:master-page style:name="A_20_MAIN_20_PAGE_20_STYLE_20_20" style:display-name="A MAIN PAGE STYLE 20" style:page-layout-name="Mpm5" style:next-style-name="A_20_MAIN_20_PAGE_20_STYLE_20_21">
      <style:header>
        <text:p text:style-name="MP1">2</text:p>
      </style:header>
      <style:header-first>
        <text:p text:style-name="MP8">20</text:p>
      </style:header-first>
    </style:master-page>
    <style:master-page style:name="A_20_MAIN_20_PAGE_20_STYLE_20_21" style:display-name="A MAIN PAGE STYLE 21" style:page-layout-name="Mpm5" style:next-style-name="A_20_MAIN_20_PAGE_20_STYLE_20_22">
      <style:header>
        <text:p text:style-name="MP1">2</text:p>
      </style:header>
      <style:header-first>
        <text:p text:style-name="MP8">21</text:p>
      </style:header-first>
    </style:master-page>
    <style:master-page style:name="A_20_MAIN_20_PAGE_20_STYLE_20_22" style:display-name="A MAIN PAGE STYLE 22" style:page-layout-name="Mpm5" style:next-style-name="A_20_MAIN_20_PAGE_20_STYLE_20_23">
      <style:header>
        <text:p text:style-name="MP1">2</text:p>
      </style:header>
      <style:header-first>
        <text:p text:style-name="MP8">22</text:p>
      </style:header-first>
    </style:master-page>
    <style:master-page style:name="A_20_MAIN_20_PAGE_20_STYLE_20_23" style:display-name="A MAIN PAGE STYLE 23" style:page-layout-name="Mpm5" style:next-style-name="A_20_MAIN_20_PAGE_20_STYLE_20_24">
      <style:header>
        <text:p text:style-name="MP1">2</text:p>
      </style:header>
      <style:header-first>
        <text:p text:style-name="MP8">23</text:p>
      </style:header-first>
    </style:master-page>
    <style:master-page style:name="A_20_MAIN_20_PAGE_20_STYLE_20_24" style:display-name="A MAIN PAGE STYLE 24" style:page-layout-name="Mpm5" style:next-style-name="A_20_MAIN_20_PAGE_20_STYLE_20_25">
      <style:header>
        <text:p text:style-name="MP1">2</text:p>
      </style:header>
      <style:header-first>
        <text:p text:style-name="MP8">24</text:p>
      </style:header-first>
    </style:master-page>
    <style:master-page style:name="A_20_MAIN_20_PAGE_20_STYLE_20_25" style:display-name="A MAIN PAGE STYLE 25" style:page-layout-name="Mpm5" style:next-style-name="A_20_MAIN_20_PAGE_20_STYLE_20_26">
      <style:header>
        <text:p text:style-name="MP1">2</text:p>
      </style:header>
      <style:header-first>
        <text:p text:style-name="MP8">25</text:p>
      </style:header-first>
    </style:master-page>
    <style:master-page style:name="A_20_MAIN_20_PAGE_20_STYLE_20_26" style:display-name="A MAIN PAGE STYLE 26" style:page-layout-name="Mpm5" style:next-style-name="A_20_MAIN_20_PAGE_20_STYLE_20_27">
      <style:header>
        <text:p text:style-name="MP1">2</text:p>
      </style:header>
      <style:header-first>
        <text:p text:style-name="MP8">26</text:p>
      </style:header-first>
    </style:master-page>
    <style:master-page style:name="A_20_MAIN_20_PAGE_20_STYLE_20_27" style:display-name="A MAIN PAGE STYLE 27" style:page-layout-name="Mpm5" style:next-style-name="A_20_MAIN_20_PAGE_20_STYLE_20_28">
      <style:header>
        <text:p text:style-name="MP1">2</text:p>
      </style:header>
      <style:header-first>
        <text:p text:style-name="MP8">27</text:p>
      </style:header-first>
    </style:master-page>
    <style:master-page style:name="A_20_MAIN_20_PAGE_20_STYLE_20_28" style:display-name="A MAIN PAGE STYLE 28" style:page-layout-name="Mpm5" style:next-style-name="A_20_MAIN_20_PAGE_20_STYLE_20_29">
      <style:header>
        <text:p text:style-name="MP1">2</text:p>
      </style:header>
      <style:header-first>
        <text:p text:style-name="MP8">28</text:p>
      </style:header-first>
    </style:master-page>
    <style:master-page style:name="A_20_MAIN_20_PAGE_20_STYLE_20_29" style:display-name="A MAIN PAGE STYLE 29" style:page-layout-name="Mpm5" style:next-style-name="A_20_MAIN_20_PAGE_20_STYLE_20_30">
      <style:header>
        <text:p text:style-name="MP1">2</text:p>
      </style:header>
      <style:header-first>
        <text:p text:style-name="MP8">2<text:span text:style-name="MT1">9</text:span></text:p>
      </style:header-first>
    </style:master-page>
    <style:master-page style:name="First_20_Page" style:display-name="First Page" style:page-layout-name="Mpm6" style:next-style-name="Standard">
      <style:header>
        <text:p text:style-name="MP9"/>
      </style:header>
    </style:master-page>
    <style:master-page style:name="Left_20_Page" style:display-name="Left Page" style:page-layout-name="Mpm7" style:next-style-name="Right_20_Page">
      <style:header>
        <text:p text:style-name="MP9"/>
      </style:header>
    </style:master-page>
    <style:master-page style:name="Right_20_Page" style:display-name="Right Page" style:page-layout-name="Mpm8" style:next-style-name="Left_20_Page">
      <style:header>
        <text:p text:style-name="MP9"/>
      </style:header>
    </style:master-page>
    <style:master-page style:name="Envelope" style:page-layout-name="Mpm9">
      <style:header>
        <text:p text:style-name="MP9"/>
      </style:header>
    </style:master-page>
    <style:master-page style:name="Index" style:page-layout-name="Mpm6">
      <style:header>
        <text:p text:style-name="MP9"/>
      </style:header>
    </style:master-page>
    <style:master-page style:name="HTML" style:page-layout-name="Mpm10">
      <style:header>
        <text:p text:style-name="MP9"/>
      </style:header>
    </style:master-page>
    <style:master-page style:name="Footnote" style:page-layout-name="Mpm11">
      <style:header>
        <text:p text:style-name="MP9"/>
      </style:header>
    </style:master-page>
    <style:master-page style:name="Endnote" style:page-layout-name="Mpm11">
      <style:header>
        <text:p text:style-name="MP9"/>
      </style:header>
    </style:master-page>
    <style:master-page style:name="Landscape" style:page-layout-name="Mpm12">
      <style:header>
        <text:p text:style-name="MP9"/>
      </style:header>
    </style:master-page>
    <style:master-page style:name="A_20_MAIN_20_PAGE_20_STYLE_20_30" style:display-name="A MAIN PAGE STYLE 30" style:page-layout-name="Mpm5" style:next-style-name="A_20_MAIN_20_PAGE_20_STYLE_20_31">
      <style:header>
        <text:p text:style-name="MP1">2</text:p>
      </style:header>
      <style:header-first>
        <text:p text:style-name="MP10">30</text:p>
      </style:header-first>
    </style:master-page>
    <style:master-page style:name="A_20_MAIN_20_PAGE_20_STYLE_20_31" style:display-name="A MAIN PAGE STYLE 31" style:page-layout-name="Mpm5" style:next-style-name="A_20_MAIN_20_PAGE_20_STYLE_20_32">
      <style:header>
        <text:p text:style-name="MP1">2</text:p>
      </style:header>
      <style:header-first>
        <text:p text:style-name="MP10">31</text:p>
      </style:header-first>
    </style:master-page>
    <style:master-page style:name="A_20_MAIN_20_PAGE_20_STYLE_20_32" style:display-name="A MAIN PAGE STYLE 32" style:page-layout-name="Mpm4" style:next-style-name="A_20_MAIN_20_PAGE_20_STYLE_20_02">
      <style:header>
        <text:p text:style-name="MP1">2</text:p>
      </style:header>
      <style:header-first>
        <text:p text:style-name="MP11">32</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10:36:57.197122348</meta:creation-date>
    <dc:date>2019-10-01T15:43:31.603377937</dc:date>
    <meta:editing-duration>P6DT1H57M43S</meta:editing-duration>
    <meta:editing-cycles>331</meta:editing-cycles>
    <meta:generator>LibreOffice/6.0.7.3$Linux_X86_64 LibreOffice_project/00m0$Build-3</meta:generator>
    <meta:print-date>2018-06-15T10:45:11.729727027</meta:print-date>
    <meta:document-statistic meta:table-count="1" meta:image-count="0" meta:object-count="0" meta:page-count="6" meta:paragraph-count="162" meta:word-count="951" meta:character-count="5258" meta:non-whitespace-character-count="4477"/>
  </office:meta>
</office:document-meta>
</file>